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標楷體" svg:font-family="標楷體" style:font-family-generic="script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Default_20_Text">
      <style:paragraph-properties fo:margin-left="2.963cm" fo:margin-right="0cm" fo:line-height="0.564cm" fo:text-align="justify" style:justify-single-word="false" fo:text-indent="-2.963cm" style:auto-text-indent="false" style:snap-to-layout-grid="false"/>
    </style:style>
    <style:style style:name="P2" style:family="paragraph" style:parent-style-name="Default_20_Text">
      <style:paragraph-properties fo:margin-left="2.858cm" fo:margin-right="0cm" fo:line-height="0.564cm" fo:text-align="justify" style:justify-single-word="false" fo:text-indent="-2.858cm" style:auto-text-indent="false" style:snap-to-layout-grid="false"/>
    </style:style>
    <style:style style:name="P3" style:family="paragraph" style:parent-style-name="Default_20_Text">
      <style:paragraph-properties fo:margin-left="2.858cm" fo:margin-right="0cm" fo:line-height="0.564cm" fo:text-align="justify" style:justify-single-word="false" fo:text-indent="0cm" style:auto-text-indent="false" style:snap-to-layout-grid="false"/>
      <style:text-properties style:font-name="標楷體" style:font-name-asian="標楷體" style:font-name-complex="標楷體" style:font-size-complex="12pt"/>
    </style:style>
    <style:style style:name="P4" style:family="paragraph" style:parent-style-name="Header">
      <style:text-properties fo:font-size="6pt" fo:letter-spacing="normal" style:font-size-asian="6pt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 style:master-page-name="Standard">
      <style:paragraph-properties fo:text-align="center" style:justify-single-word="false" style:page-number="auto"/>
      <style:text-properties style:font-name="標楷體" fo:font-size="16pt" style:font-name-asian="標楷體" style:font-size-asian="16pt" style:font-name-complex="標楷體" style:font-size-complex="16pt"/>
    </style:style>
    <style:style style:name="P7" style:family="paragraph" style:parent-style-name="規章標題">
      <style:text-properties style:font-name="標楷體" fo:font-size="16pt" style:font-name-asian="標楷體" style:font-size-asian="16pt" style:font-name-complex="標楷體" style:font-size-complex="16pt"/>
    </style:style>
    <style:style style:name="T1" style:family="text">
      <style:text-properties style:font-name="標楷體" fo:font-size="16pt" style:font-name-asian="標楷體" style:font-size-asian="16pt" style:font-name-complex="標楷體" style:font-size-complex="16pt"/>
    </style:style>
    <style:style style:name="T2" style:family="text">
      <style:text-properties style:font-name="標楷體" style:font-name-asian="標楷體" style:font-name-complex="標楷體" style:font-size-complex="12pt"/>
    </style:style>
    <style:style style:name="T3" style:family="text">
      <style:text-properties style:font-name="標楷體" style:font-name-asian="標楷體" style:font-name-complex="標楷體" style:font-size-complex="12pt"/>
    </style:style>
    <style:style style:name="T4" style:family="text">
      <style:text-properties style:font-name="標楷體" style:font-name-complex="標楷體"/>
    </style:style>
    <style:style style:name="T5" style:family="text">
      <style:text-properties fo:font-size="10pt" style:letter-kerning="true" style:font-name-asian="標楷體" style:font-size-asian="10pt"/>
    </style:style>
    <style:style style:name="T6" style:family="text">
      <style:text-properties fo:font-size="10pt" style:letter-kerning="true" style:font-name-asian="標楷體" style:font-size-asian="10pt" style:font-name-complex="標楷體"/>
    </style:style>
    <style:style style:name="T7" style:family="text">
      <style:text-properties style:font-name="Times New Roman"/>
    </style:style>
    <style:style style:name="T8" style:family="text">
      <style:text-properties style:font-name="Times New Roman" fo:font-size="10pt" style:letter-kerning="true" style:font-size-asian="10pt"/>
    </style:style>
    <style:style style:name="T9" style:family="text">
      <style:text-properties style:font-name="Times New Roman" fo:font-size="10pt" style:letter-kerning="true" style:font-size-asian="10pt" style:font-name-complex="標楷體"/>
    </style:style>
    <style:style style:name="T10" style:family="text">
      <style:text-properties style:font-name="Times New Roman" fo:font-size="10pt" style:letter-kerning="true" style:font-size-asian="10pt" style:font-name-complex="標楷體"/>
    </style:style>
    <style:style style:name="T11" style:family="text">
      <style:text-properties style:font-name="Times New Roman" fo:font-size="10pt" style:letter-kerning="true" style:font-size-asian="10pt"/>
    </style:style>
    <style:style style:name="T12" style:family="text">
      <style:text-properties style:font-name="Times New Roman" fo:font-size="10pt" style:letter-kerning="true" style:font-name-asian="Times New Roman" style:font-size-asian="10pt" style:font-name-complex="Times New Roman"/>
    </style:style>
    <style:style style:name="T13" style:family="text">
      <style:text-properties fo:color="#000000" loext:opacity="100%" style:font-name="標楷體" style:font-name-asian="標楷體" style:font-name-complex="標楷體" style:font-size-complex="12pt"/>
    </style:style>
    <style:style style:name="T14" style:family="text">
      <style:text-properties fo:color="#000000" loext:opacity="100%" style:font-name="標楷體" style:font-name-asian="標楷體" style:font-name-complex="標楷體" style:font-size-complex="12pt"/>
    </style:style>
    <style:style style:name="T15" style:family="text">
      <style:text-properties fo:color="#000000" loext:opacity="100%" style:font-name-asian="標楷體"/>
    </style:style>
    <style:style style:name="T16" style:family="text">
      <style:text-properties fo:color="#000000" loext:opacity="100%" style:font-name-asian="標楷體" style:font-name-complex="標楷體"/>
    </style:style>
    <style:style style:name="T17" style:family="text">
      <style:text-properties fo:color="#000000" loext:opacity="100%" style:font-name-asian="標楷體" style:font-name-complex="標楷體"/>
    </style:style>
    <style:style style:name="T18" style:family="text"/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東吳大學電子計算機中心指導委員會設置辦法</text:p>
      <text:p text:style-name="P7"/>
      <text:p text:style-name="P5"><text:span text:style-name="T6">民國</text:span><text:span text:style-name="T5">72</text:span><text:span text:style-name="T6">年</text:span><text:span text:style-name="T5">1</text:span><text:span text:style-name="T6">月</text:span><text:span text:style-name="T5">7</text:span><text:span text:style-name="T6">日行政會議通過</text:span><text:span text:style-name="T5"><text:line-break/></text:span><text:span text:style-name="T6">民國</text:span><text:span text:style-name="T5">89</text:span><text:span text:style-name="T6">年</text:span><text:span text:style-name="T5">1</text:span><text:span text:style-name="T6">月</text:span><text:span text:style-name="T5">5</text:span><text:span text:style-name="T6">日行政會議修訂</text:span><text:span text:style-name="T5"><text:line-break/></text:span><text:span text:style-name="T6">民國</text:span><text:span text:style-name="T5">92</text:span><text:span text:style-name="T6">年</text:span><text:span text:style-name="T5">11</text:span><text:span text:style-name="T6">月</text:span><text:span text:style-name="T5">5</text:span><text:span text:style-name="T6">日行政會議修正第二條條文</text:span></text:p>
      <text:p text:style-name="規章日期"><text:span text:style-name="T9">民國</text:span><text:span text:style-name="T12"> </text:span><text:span text:style-name="T8">99</text:span><text:span text:style-name="T8"> </text:span><text:span text:style-name="T9">年</text:span><text:span text:style-name="T12"> </text:span><text:span text:style-name="T8">7</text:span><text:span text:style-name="T8"> </text:span><text:span text:style-name="T9">月</text:span><text:span text:style-name="T8">7</text:span><text:span text:style-name="T9">日行政會議修</text:span><text:span text:style-name="T9">訂</text:span></text:p>
      <text:p text:style-name="P1"><text:span text:style-name="T2">第</text:span><text:span text:style-name="T2">　</text:span><text:span text:style-name="T2">一</text:span><text:span text:style-name="T2">　</text:span><text:span text:style-name="T2">條</text:span><text:span text:style-name="T2">　　本校為促進電子計算機中心充分發揮其支援教學研究及行政之功能，設立電子計算機中心指導委員會（以下簡稱本委員會）。</text:span></text:p>
      <text:p text:style-name="P2"><text:span text:style-name="T2">第</text:span><text:span text:style-name="T2">　</text:span><text:span text:style-name="T2">二</text:span><text:span text:style-name="T2">　</text:span><text:span text:style-name="T2">條</text:span><text:span text:style-name="T2">　　本委員會職掌如下：</text:span><text:span text:style-name="T2"><text:line-break/></text:span><text:span text:style-name="T2">一、確定本校電子計算機中心發展之方向。</text:span><text:span text:style-name="T2"><text:line-break/></text:span><text:span text:style-name="T2">二、商討電子計算機中心支援教學研究及行政有關事項。</text:span><text:span text:style-name="T2"><text:line-break/></text:span><text:span text:style-name="T2">三、審查電子計算機中心預算及擬定其經費使用原則。</text:span></text:p>
      <text:p text:style-name="P3">四、協調學院、學系、行政單位使用電子計算機之有關業務。</text:p>
      <text:p text:style-name="P3">五、商定電子計算機及相關設備（包括軟、硬體）之選購和使用。</text:p>
      <text:p text:style-name="P3">六、審查及檢討電子計算機中心管理業務。</text:p>
      <text:p text:style-name="P1"><text:span text:style-name="T13">第</text:span><text:span text:style-name="T13">　</text:span><text:span text:style-name="T13">三</text:span><text:span text:style-name="T13">　</text:span><text:span text:style-name="T13">條</text:span><text:span text:style-name="T13">　　</text:span><text:span text:style-name="T15">本委員會置委員五至九人，由校長遴選聘任，</text:span><text:span text:style-name="T16">聘期</text:span><text:span text:style-name="T16">一</text:span><text:span text:style-name="T16">年，得連聘之。</text:span><text:span text:style-name="T13">教務長、電子計算機中心主任</text:span><text:span text:style-name="T15">為本委員會當然委員。</text:span><text:span text:style-name="T13">教務長為本委員會召集人，</text:span><text:span text:style-name="T15">並於會議擔任主席。</text:span><text:span text:style-name="T13">本委員會設執行秘書一人，由電子計算機中心主任兼任。</text:span></text:p>
      <text:p text:style-name="P1"><text:span text:style-name="T2">第</text:span><text:span text:style-name="T2">　四　</text:span><text:span text:style-name="T2">條</text:span><text:span text:style-name="T2">　　本委員會開會時，如有需要得邀請有關單位人員列席。</text:span></text:p>
      <text:p text:style-name="P1"><text:span text:style-name="T2">第</text:span><text:span text:style-name="T2">　五　</text:span><text:span text:style-name="T2">條</text:span><text:span text:style-name="T2">　　本委員會每學期開會一次，但必要時得召集臨時會議。</text:span></text:p>
      <text:p text:style-name="P1"><text:span text:style-name="T2">第</text:span><text:span text:style-name="T2">　六　</text:span><text:span text:style-name="T2">條</text:span><text:span text:style-name="T2">　　本委員會決議事項經校長核定後執行。</text:span></text:p>
      <text:p text:style-name="P1"><text:span text:style-name="T2">第</text:span><text:span text:style-name="T2">　七　</text:span><text:span text:style-name="T2">條</text:span><text:span text:style-name="T2">　　本辦法經行政會議通過，報請校長核定後發布施行，修正時亦同。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標楷體" svg:font-family="標楷體" style:font-family-generic="script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細明體" style:font-size-asian="10.5pt" style:language-asian="zh" style:country-asian="TW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loext:opacity="0%" style:font-name="Liberation Serif" fo:font-size="12pt" fo:language="en" fo:country="US" style:font-name-asian="新細明體" style:font-size-asian="10.5pt" style:language-asian="zh" style:country-asian="TW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635cm" fo:orphans="0" fo:widows="0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新細明體1" style:font-family-asian="新細明體, PMingLiU" style:font-family-generic-asian="roman" style:font-pitch-asian="variable" style:font-size-asian="12pt" style:language-asian="zh" style:country-asian="TW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規章內文--條" style:family="paragraph" style:parent-style-name="Standard">
      <style:paragraph-properties fo:margin-left="2.54cm" fo:margin-right="0cm" fo:line-height="0.6cm" fo:text-indent="-2.54cm" style:auto-text-indent="false" style:text-autospace="none"/>
      <style:text-properties style:font-name="標楷體" fo:font-family="標楷體" style:font-family-generic="script" style:font-name-asian="標楷體" style:font-family-asian="標楷體" style:font-family-generic-asian="script" style:font-name-complex="標楷體" style:font-family-complex="標楷體" style:font-family-generic-complex="script"/>
    </style:style>
    <style:style style:name="規章內文--章節" style:family="paragraph" style:parent-style-name="Standard">
      <style:paragraph-properties fo:margin-left="2cm" fo:margin-right="0cm" fo:line-height="0.6cm" fo:text-indent="0cm" style:auto-text-indent="false" style:text-autospace="none"/>
      <style:text-properties fo:color="#000000" loext:opacity="100%" style:font-name="標楷體" fo:font-family="標楷體" style:font-family-generic="script" fo:font-size="13pt" style:letter-kerning="false" style:font-name-asian="標楷體" style:font-family-asian="標楷體" style:font-family-generic-asian="script" style:font-size-asian="13pt"/>
    </style:style>
    <style:style style:name="規章日期" style:family="paragraph" style:parent-style-name="Standard">
      <style:paragraph-properties fo:margin-left="8.251cm" fo:margin-right="0cm" fo:line-height="0.423cm" fo:text-align="end" style:justify-single-word="false" fo:text-indent="0cm" style:auto-text-indent="false" style:text-autospace="none"/>
      <style:text-properties fo:color="#000000" loext:opacity="100%" style:font-name="標楷體" fo:font-family="標楷體" style:font-family-generic="script" style:font-name-asian="標楷體" style:font-family-asian="標楷體" style:font-family-generic-asian="script" style:font-size-complex="12pt"/>
    </style:style>
    <style:style style:name="規章標題" style:family="paragraph" style:parent-style-name="Standard">
      <style:paragraph-properties fo:margin-left="2.75cm" fo:margin-right="0cm" fo:line-height="0.423cm" fo:text-align="center" style:justify-single-word="false" fo:text-indent="-2.75cm" style:auto-text-indent="false" style:text-autospace="none" style:snap-to-layout-grid="false"/>
      <style:text-properties style:font-name-asian="標楷體" style:font-family-asian="標楷體" style:font-family-generic-asian="script" style:font-name-complex="標楷體" style:font-family-complex="標楷體" style:font-family-generic-complex="script" style:font-size-complex="12pt"/>
    </style:style>
    <style:style style:name="規章內文--條一_3001__fe5d_二_fe5e__ff13__ff0e_" style:display-name="規章內文--條一、﹝二﹞３．" style:family="paragraph" style:parent-style-name="Standard">
      <style:paragraph-properties fo:margin-left="3.81cm" fo:margin-right="0cm" fo:line-height="0.6cm" fo:text-indent="-0.953cm" style:auto-text-indent="false"/>
      <style:text-properties style:font-name="標楷體" fo:font-family="標楷體" style:font-family-generic="script" style:font-name-asian="標楷體" style:font-family-asian="標楷體" style:font-family-generic-asian="scri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line-height="0.6cm" fo:text-align="end" style:justify-single-word="false">
        <style:tab-stops>
          <style:tab-stop style:position="7.325cm" style:type="center"/>
          <style:tab-stop style:position="14.651cm" style:type="right"/>
        </style:tab-stops>
      </style:paragraph-properties>
      <style:text-properties fo:letter-spacing="0.035cm" style:font-name-asian="標楷體" style:font-family-asian="標楷體" style:font-family-generic-asian="script" style:font-size-complex="12pt"/>
    </style:style>
    <style:style style:name="規章內文--一_3001__3008_一_3009_" style:display-name="規章內文--一、〈一〉" style:family="paragraph" style:parent-style-name="Standard">
      <style:paragraph-properties fo:margin-left="1.27cm" fo:margin-right="0cm" fo:line-height="0.6cm" fo:text-indent="-1.27cm" style:auto-text-indent="false"/>
      <style:text-properties style:font-name="標楷體" fo:font-family="標楷體" style:font-family-generic="script" style:font-name-asian="標楷體" style:font-family-asian="標楷體" style:font-family-generic-asian="script"/>
    </style:style>
    <style:style style:name="規章內文--條一_3001__fe5d_二_fe5e_" style:display-name="規章內文--條一、﹝二﹞" style:family="paragraph" style:parent-style-name="規章內文--一_3001__3008_一_3009_">
      <style:paragraph-properties fo:margin-left="3.81cm" fo:margin-right="0cm" fo:text-indent="-1.27cm" style:auto-text-indent="false"/>
    </style:style>
    <style:style style:name="規章內文--一_3001__3008_一_3009_3." style:display-name="規章內文--一、〈一〉3." style:family="paragraph" style:parent-style-name="規章內文--條一_3001__fe5d_二_fe5e_">
      <style:paragraph-properties fo:margin-left="1.693cm" fo:margin-right="0cm" fo:text-indent="-0.847cm" style:auto-text-indent="false"/>
    </style:style>
    <style:style style:name="規章內文--一_3001__3008_一_3009_3._3008_3_3009_" style:display-name="規章內文--一、〈一〉3.〈3〉" style:family="paragraph" style:parent-style-name="規章內文--一_3001__3008_一_3009_3.">
      <style:paragraph-properties fo:margin-left="2.117cm" fo:margin-right="0cm" fo:text-indent="-1.27cm" style:auto-text-indent="false"/>
    </style:style>
    <style:style style:name="規章內文--條一_3001_" style:display-name="規章內文--條一、" style:family="paragraph" style:parent-style-name="Standard">
      <style:paragraph-properties fo:margin-left="3.387cm" fo:margin-right="0cm" fo:line-height="0.6cm" fo:text-indent="-0.847cm" style:auto-text-indent="false"/>
      <style:text-properties style:font-name="標楷體" fo:font-family="標楷體" style:font-family-generic="script" style:font-name-asian="標楷體" style:font-family-asian="標楷體" style:font-family-generic-asian="script" style:font-size-complex="12pt"/>
    </style:style>
    <style:style style:name="規章內文--一_3001_" style:display-name="規章內文--一、" style:family="paragraph" style:parent-style-name="Standard">
      <style:paragraph-properties fo:margin-left="0.762cm" fo:margin-right="0cm" fo:line-height="0.6cm" fo:text-indent="-0.762cm" style:auto-text-indent="false"/>
      <style:text-properties style:font-name="標楷體" fo:font-family="標楷體" style:font-family-generic="script" style:font-name-asian="標楷體" style:font-family-asian="標楷體" style:font-family-generic-asian="script"/>
    </style:style>
    <style:style style:name="Header" style:family="paragraph" style:parent-style-name="Standard" style:class="extra">
      <style:paragraph-properties fo:margin-top="0.212cm" fo:margin-bottom="0cm" style:contextual-spacing="false" fo:line-height="0.6cm" fo:text-align="end" style:justify-single-word="false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letter-spacing="0.035cm" style:font-name-asian="標楷體" style:font-family-asian="標楷體" style:font-family-generic-asian="script" style:font-size-complex="12pt"/>
    </style:style>
    <style:style style:name="規章內文--條2" style:family="paragraph" style:parent-style-name="規章內文--條">
      <style:paragraph-properties fo:margin-left="2.54cm" fo:margin-right="0cm" fo:text-indent="0cm" style:auto-text-indent="false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Default_20_Text" style:display-name="Default Text" style:family="paragraph">
      <style:paragraph-properties fo:orphans="0" fo:widows="0" style:text-autospace="none" style:vertical-align="baseline" style:writing-mode="lr-tb"/>
      <style:text-properties fo:color="#000000" loext:opacity="100%" style:font-name="Times New Roman" fo:font-family="'Times New Roman'" style:font-family-generic="roman" style:font-pitch="variable" fo:font-size="12pt" fo:language="en" fo:country="US" style:font-name-asian="新細明體1" style:font-family-asian="新細明體, PMingLiU" style:font-family-generic-asian="roman" style:font-pitch-asian="variable" style:font-size-asian="12pt" style:language-asian="zh" style:country-asian="TW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清單段落" style:family="paragraph" style:parent-style-name="Standard">
      <style:paragraph-properties fo:margin-left="0.847cm" fo:margin-right="0cm" fo:line-height="100%" fo:text-indent="0cm" style:auto-text-indent="false" style:vertical-align="auto"/>
      <style:text-properties style:font-name="Calibri" fo:font-family="Calibri" style:font-family-generic="swiss" style:font-pitch="variable" style:letter-kerning="true" style:font-name-complex="Calibri" style:font-family-complex="Calibri" style:font-family-generic-complex="swiss" style:font-pitch-complex="variable" style:font-size-complex="11pt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預設段落字型" style:family="text"/>
    <style:style style:name="Page_20_Number" style:display-name="Page Number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一, 二, 三, ..." text:start-value="2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一, 二, 三, ...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一, 二, 三, ...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一, 二, 三, ..." text:start-value="2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2" text:style-name="WW8Num4z1" style:num-suffix="." style:num-format="甲, 乙, 丙, ..." text:display-levels="2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3" text:style-name="WW8Num4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4" text:style-name="WW8Num4z3" style:num-suffix="." style:num-format="1" text:display-levels="2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5" text:style-name="WW8Num4z4" style:num-suffix="." style:num-format="甲, 乙, 丙, ..." text:display-levels="2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6" text:style-name="WW8Num4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7" text:style-name="WW8Num4z6" style:num-suffix="." style:num-format="1" text:display-levels="2">
        <style:list-level-properties text:list-level-position-and-space-mode="label-alignment">
          <style:list-level-label-alignment text:label-followed-by="listtab" text:list-tab-stop-position="8.467cm" fo:text-indent="-0.847cm" fo:margin-left="8.467cm"/>
        </style:list-level-properties>
      </text:list-level-style-number>
      <text:list-level-style-number text:level="8" text:style-name="WW8Num4z7" style:num-suffix="." style:num-format="甲, 乙, 丙, ..." text:display-levels="2">
        <style:list-level-properties text:list-level-position-and-space-mode="label-alignment">
          <style:list-level-label-alignment text:label-followed-by="listtab" text:list-tab-stop-position="9.313cm" fo:text-indent="-0.847cm" fo:margin-left="9.313cm"/>
        </style:list-level-properties>
      </text:list-level-style-number>
      <text:list-level-style-number text:level="9" text:style-name="WW8Num4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0.16cm" fo:text-indent="-0.847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一, 二, 三, ..." text:start-value="2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一, 二, 三, ...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WW8Num6z1" style:num-suffix="." style:num-format="甲, 乙, 丙, ..." text:display-levels="2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WW8Num6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WW8Num6z3" style:num-suffix="." style:num-format="1" text:display-levels="2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WW8Num6z4" style:num-suffix="." style:num-format="甲, 乙, 丙, ..." text:display-levels="2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WW8Num6z5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WW8Num6z6" style:num-suffix="." style:num-format="1" text:display-levels="2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WW8Num6z7" style:num-suffix="." style:num-format="甲, 乙, 丙, ..." text:display-levels="2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WW8Num6z8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一, 二, 三, ..." text:start-value="2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2" text:style-name="WW8Num7z1" style:num-suffix="." style:num-format="甲, 乙, 丙, ..." text:display-levels="2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3" text:style-name="WW8Num7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4" text:style-name="WW8Num7z3" style:num-suffix="." style:num-format="1" text:display-levels="2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5" text:style-name="WW8Num7z4" style:num-suffix="." style:num-format="甲, 乙, 丙, ..." text:display-levels="2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6" text:style-name="WW8Num7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7" text:style-name="WW8Num7z6" style:num-suffix="." style:num-format="1" text:display-levels="2">
        <style:list-level-properties text:list-level-position-and-space-mode="label-alignment">
          <style:list-level-label-alignment text:label-followed-by="listtab" text:list-tab-stop-position="8.467cm" fo:text-indent="-0.847cm" fo:margin-left="8.467cm"/>
        </style:list-level-properties>
      </text:list-level-style-number>
      <text:list-level-style-number text:level="8" text:style-name="WW8Num7z7" style:num-suffix="." style:num-format="甲, 乙, 丙, ..." text:display-levels="2">
        <style:list-level-properties text:list-level-position-and-space-mode="label-alignment">
          <style:list-level-label-alignment text:label-followed-by="listtab" text:list-tab-stop-position="9.313cm" fo:text-indent="-0.847cm" fo:margin-left="9.313cm"/>
        </style:list-level-properties>
      </text:list-level-style-number>
      <text:list-level-style-number text:level="9" text:style-name="WW8Num7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0.16cm" fo:text-indent="-0.847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fo:font-size="6pt" fo:letter-spacing="normal" style:font-size-asian="6pt"/>
    </style:style>
    <style:style style:name="MT1" style:family="text">
      <style:text-properties style:font-name="標楷體" style:font-name-complex="標楷體"/>
    </style:style>
    <style:style style:name="MT2" style:family="text"/>
    <style:page-layout style:name="Mpm1" style:page-usage="mirrored">
      <style:page-layout-properties fo:page-width="21.001cm" fo:page-height="29.7cm" style:num-format="1" style:print-orientation="portrait" fo:margin-top="1cm" fo:margin-bottom="1cm" fo:margin-left="2.501cm" fo:margin-right="2.501cm" style:writing-mode="lr-tb" style:layout-grid-color="#c0c0c0" style:layout-grid-lines="43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501cm" fo:margin-bottom="1.402cm" style:dynamic-spacing="true"/>
      </style:header-style>
      <style:footer-style>
        <style:header-footer-properties fo:min-height="1.501cm" fo:margin-top="1.40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MP1">九十三年一月五日東祕字第九三０００一號</text:p>
        <text:p text:style-name="Header">壹—二四—<text:page-number text:select-page="current">0</text:page-number></text:p>
      </style:header-left>
      <style:footer>
        <text:p text:style-name="Footer">二—23<text:span text:style-name="MT1">—</text:span><text:span text:style-name="Page_20_Number"><text:page-number text:select-page="current">1</text:page-number></text:span></text:p>
      </style:footer>
      <style:footer-left>
        <text:p text:style-name="Footer"/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東吳大學組織規程</dc:title>
    <dc:subject/>
    <meta:keyword/>
    <meta:initial-creator>Wung-Jung Chen</meta:initial-creator>
    <meta:creation-date>2023-12-20T11:21:00</meta:creation-date>
    <dc:creator>Administrator</dc:creator>
    <dc:date>2023-12-20T11:21:00</dc:date>
    <meta:print-date>2007-04-09T11:17:00</meta:print-date>
    <meta:editing-cycles>2</meta:editing-cycles>
    <meta:document-statistic meta:table-count="0" meta:image-count="0" meta:object-count="0" meta:page-count="1" meta:paragraph-count="16" meta:word-count="528" meta:character-count="575" meta:non-whitespace-character-count="538"/>
    <meta:generator>LibreOffice/7.0.1.2$Windows_X86_64 LibreOffice_project/7cbcfc562f6eb6708b5ff7d7397325de9e764452</meta:generator>
  </office:meta>
</office:document-meta>
</file>